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8pt" officeooo:rsid="00115516" officeooo:paragraph-rsid="00115516" style:font-size-asian="8pt" style:font-size-complex="8pt"/>
    </style:style>
    <style:style style:name="P2" style:family="paragraph" style:parent-style-name="Header">
      <style:text-properties officeooo:rsid="00115516" officeooo:paragraph-rsid="00115516"/>
    </style:style>
    <style:style style:name="P3" style:family="paragraph" style:parent-style-name="Standard">
      <style:text-properties officeooo:rsid="00115516" officeooo:paragraph-rsid="00115516"/>
    </style:style>
    <style:style style:name="P4" style:family="paragraph" style:parent-style-name="Standard">
      <style:text-properties fo:font-weight="bold" officeooo:rsid="00115516" officeooo:paragraph-rsid="00115516" style:font-weight-asian="bold" style:font-weight-complex="bold"/>
    </style:style>
    <style:style style:name="P5" style:family="paragraph" style:parent-style-name="Standard">
      <style:text-properties fo:font-weight="bold" officeooo:rsid="0011610f" officeooo:paragraph-rsid="0011610f" style:font-weight-asian="bold" style:font-weight-complex="bold"/>
    </style:style>
    <style:style style:name="P6" style:family="paragraph" style:parent-style-name="Standard">
      <style:text-properties fo:font-weight="bold" officeooo:rsid="0012c657" officeooo:paragraph-rsid="0012c657" style:font-weight-asian="bold" style:font-weight-complex="bold"/>
    </style:style>
    <style:style style:name="P7" style:family="paragraph" style:parent-style-name="Standard">
      <style:text-properties fo:font-weight="normal" officeooo:rsid="00115516" officeooo:paragraph-rsid="00115516" style:font-weight-asian="normal" style:font-weight-complex="normal"/>
    </style:style>
    <style:style style:name="P8" style:family="paragraph" style:parent-style-name="Standard">
      <style:text-properties fo:font-weight="normal" officeooo:rsid="0011610f" officeooo:paragraph-rsid="0011610f" style:font-weight-asian="normal" style:font-weight-complex="normal"/>
    </style:style>
    <style:style style:name="P9" style:family="paragraph" style:parent-style-name="Standard">
      <style:text-properties fo:font-weight="normal" officeooo:rsid="0012c657" officeooo:paragraph-rsid="0012c657"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0pt" style:font-size-asian="10pt" style:font-size-complex="10pt"/>
    </style:style>
    <style:style style:name="T3" style:family="text">
      <style:text-properties officeooo:rsid="0012c657"/>
    </style:style>
    <style:style style:name="T4" style:family="text">
      <style:text-properties fo:color="#00cc33"/>
    </style:style>
    <style:style style:name="T5" style:family="text">
      <style:text-properties fo:color="#ffcc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ngment 0: The Team<text:tab/><text:tab/><text:tab/><text:tab/><text:tab/><text:tab/><text:tab/><text:tab/><text:tab/><text:span text:style-name="T4">Working</text:span></text:p>
      <text:p text:style-name="P3">We inserted the print right before the if for the compile process</text:p>
      <text:p text:style-name="P4">Assignment 1: Shift Instructions<text:tab/><text:tab/><text:tab/><text:tab/><text:tab/><text:tab/><text:tab/><text:tab/><text:span text:style-name="T4">Working</text:span></text:p>
      <text:p text:style-name="P3">We implemented the machine instructions to use the build in functions of selfie to enable it to use bit wise shifting.</text:p>
      <text:p text:style-name="P4">Assignment 2: Shift Operators<text:tab/><text:tab/><text:tab/><text:tab/><text:tab/><text:tab/><text:tab/><text:tab/><text:span text:style-name="T4">Working</text:span></text:p>
      <text:p text:style-name="P3">In this Assignment we added symbols to scanner and parser to enable the scanning and parsing of &gt;&gt; and &lt;&lt; for the shift operations</text:p>
      <text:p text:style-name="P4">Assignment 3: Shift Operators Code Generation<text:tab/><text:tab/><text:tab/><text:tab/><text:tab/><text:tab/><text:span text:style-name="T4">Working</text:span></text:p>
      <text:p text:style-name="P3">We implementes the C operators for C* to work with shift operations, here we had to fiddle out, that the right shift is only a logic shift on positive numbers. Our wrap around for this was, do check wheter the given operators are negative numbers or INT_MIN, if so, we checked the amount to be shifted and if it was &lt; 31 bits we added INT_MAX shifted by b to it plus one.</text:p>
      <text:p text:style-name="P4">Assignment 4: Constant Folding<text:tab/><text:tab/><text:tab/><text:tab/><text:tab/><text:tab/><text:tab/><text:tab/><text:span text:style-name="T4">Working</text:span></text:p>
      <text:p text:style-name="P7">This assignment was a little bit tricky, we passed an argument throughout the parser routines, to indicate wheter or not the past parsed instruction where constant. So that if we found a non constant part in the expression, it would be loaded into the registers, otherwise we continued to calculate the result at compile time. Also we implemented that, a expression like a + 2 + 1 would be foldet to a + 3 although it was not asked.</text:p>
      <text:p text:style-name="P4">Assignment 5: Arrays<text:tab/><text:tab/><text:tab/><text:tab/><text:tab/><text:tab/><text:tab/><text:tab/><text:tab/><text:span text:style-name="T4">Working</text:span></text:p>
      <text:p text:style-name="P8">First we added the symbols and edited the grammar, so it would work with arrays as well. Then we added two extra fields in the Symbol Table to store the size of the array as well as the basetype of the array. Then we made the correct address calculations for row major addressing of the arrays, also we implemented that they could be passed through arguments.</text:p>
      <text:p text:style-name="P5">Assignment 6: 2-dimensional Arrays<text:tab/><text:tab/><text:tab/><text:tab/><text:tab/><text:tab/><text:span text:style-name="T5">part. Working</text:span></text:p>
      <text:p text:style-name="P8">We hardcoded it, so that only 2 dimensional arrays would work, although it was possible to make multidimensional arrays possible. We did in fact the same as we did with one dimensional arrays, so we first extended the parser, scanner and grammar to work with 2 dimensional arrays. Then we implemented the address calculation. We did not implement 2 dimensional arrays to work as parameters.</text:p>
      <text:p text:style-name="P5">Assingment 7 + 8: <text:span text:style-name="T3">Structs</text:span><text:tab/><text:tab/><text:tab/><text:tab/><text:tab/><text:tab/><text:tab/><text:tab/><text:tab/><text:span text:style-name="T4">Working</text:span></text:p>
      <text:p text:style-name="P8">For structs we also extended the grammar and implemented a field list for the different fields. We also made it possible for selfe referencing structs, as we made them go back after we parsed the fields of the declaration and passed it to the field with the self referencing struct.</text:p>
      <text:p text:style-name="P5">Assignment 9 + 10: <text:span text:style-name="T3">Lazy Evaluation</text:span><text:tab/><text:tab/><text:tab/><text:tab/><text:tab/><text:tab/><text:tab/><text:span text:style-name="T4">Working </text:span></text:p>
      <text:p text:style-name="P8">We added a list for the jump addresses so that we could branch to the respective <text:span text:style-name="T3">branch in the syntax tree. We also joined them for mixed expressions. So that if we have a mixed expression, it jumps to the next operator that is not the current operator.</text:span></text:p>
      <text:p text:style-name="P6">Assignment 11: Memory Managment<text:tab/><text:tab/><text:tab/><text:tab/><text:tab/><text:tab/><text:tab/><text:span text:style-name="T4">Working</text:span></text:p>
      <text:p text:style-name="P9">We added a list of free memory blocks, where we add the address of the freed element. We implemented it like a stack, so the last address that got inserted into the list is the first address that gets reused from malloc.</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8pt" officeooo:rsid="00115516" officeooo:paragraph-rsid="00115516" style:font-size-asian="8pt" style:font-size-complex="8pt"/>
    </style:style>
    <style:style style:name="MP2" style:family="paragraph" style:parent-style-name="Header">
      <style:text-properties officeooo:rsid="00115516" officeooo:paragraph-rsid="00115516"/>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P Compiler Construction<text:tab/><text:tab/>SS2016</text:p>
        <text:p text:style-name="MP2"><text:tab/><text:span text:style-name="MT1">Team AAL</text:span></text:p>
        <text:p text:style-name="MP2"><text:tab/><text:span text:style-name="MT2">Alexander Kollert, Lex Winandy, Andreas Eckschlag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5:16:16.669919772</meta:creation-date>
    <dc:date>2016-06-20T15:57:14.140965253</dc:date>
    <meta:editing-duration>PT9M16S</meta:editing-duration>
    <meta:editing-cycles>1</meta:editing-cycles>
    <meta:generator>LibreOffice/5.0.3.2$Linux_X86_64 LibreOffice_project/00m0$Build-2</meta:generator>
    <meta:document-statistic meta:table-count="0" meta:image-count="0" meta:object-count="0" meta:page-count="1" meta:paragraph-count="23" meta:word-count="547" meta:character-count="3169" meta:non-whitespace-character-count="2574"/>
  </office:meta>
</office:document-meta>
</file>